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50%" fo:text-indent="-0.5in" style:auto-text-indent="false"/>
      <style:text-properties fo:font-size="16pt" officeooo:rsid="0014c900" officeooo:paragraph-rsid="0014c900" style:font-size-asian="14pt" style:font-size-complex="16pt"/>
    </style:style>
    <style:style style:name="P2" style:family="paragraph" style:parent-style-name="Standard">
      <style:paragraph-properties fo:margin-left="0.5in" fo:margin-right="0in" fo:line-height="150%" fo:text-indent="-0.5in" style:auto-text-indent="false"/>
      <style:text-properties fo:font-size="16pt" officeooo:rsid="0016c34c" officeooo:paragraph-rsid="0016c34c" style:font-size-asian="14pt" style:font-size-complex="16pt"/>
    </style:style>
    <style:style style:name="P3" style:family="paragraph" style:parent-style-name="Standard">
      <style:paragraph-properties fo:margin-left="0.5in" fo:margin-right="0in" fo:line-height="150%" fo:text-indent="-0.5in" style:auto-text-indent="false"/>
      <style:text-properties fo:font-size="16pt" officeooo:rsid="0017c6a2" officeooo:paragraph-rsid="0017c6a2" style:font-size-asian="14pt" style:font-size-complex="16pt"/>
    </style:style>
    <style:style style:name="P4" style:family="paragraph" style:parent-style-name="Standard">
      <style:paragraph-properties fo:margin-left="0.5in" fo:margin-right="0in" fo:line-height="150%" fo:text-indent="-0.5in" style:auto-text-indent="false"/>
      <style:text-properties fo:font-size="16pt" officeooo:rsid="0018f4b0" officeooo:paragraph-rsid="0018f4b0" style:font-size-asian="14pt" style:font-size-complex="16pt"/>
    </style:style>
    <style:style style:name="P5" style:family="paragraph" style:parent-style-name="Standard">
      <style:paragraph-properties fo:margin-left="0.5in" fo:margin-right="0in" fo:line-height="150%" fo:text-indent="-0.5in" style:auto-text-indent="false"/>
      <style:text-properties fo:font-size="16pt" style:text-underline-style="solid" style:text-underline-width="auto" style:text-underline-color="font-color" officeooo:rsid="0016c34c" officeooo:paragraph-rsid="0016c34c" style:font-size-asian="14pt" style:font-size-complex="16pt"/>
    </style:style>
    <style:style style:name="P6" style:family="paragraph" style:parent-style-name="Standard">
      <style:paragraph-properties fo:margin-left="0.5in" fo:margin-right="0in" fo:line-height="150%" fo:text-indent="-0.5in" style:auto-text-indent="false"/>
      <style:text-properties fo:font-size="16pt" style:text-underline-style="solid" style:text-underline-width="auto" style:text-underline-color="font-color" officeooo:rsid="0014c900" officeooo:paragraph-rsid="0014c900" style:font-size-asian="14pt" style:font-size-complex="16pt"/>
    </style:style>
    <style:style style:name="P7" style:family="paragraph" style:parent-style-name="Standard">
      <style:paragraph-properties fo:margin-left="0.5in" fo:margin-right="0in" fo:line-height="150%" fo:text-indent="-0.5in" style:auto-text-indent="false"/>
      <style:text-properties fo:font-size="16pt" style:text-underline-style="solid" style:text-underline-width="auto" style:text-underline-color="font-color" officeooo:rsid="0018f4b0" officeooo:paragraph-rsid="0018f4b0" style:font-size-asian="14pt" style:font-size-complex="16pt"/>
    </style:style>
    <style:style style:name="P8" style:family="paragraph" style:parent-style-name="Standard" style:master-page-name="">
      <style:paragraph-properties fo:margin-left="0.5in" fo:margin-right="0in" fo:line-height="150%" fo:text-align="center" style:justify-single-word="false" fo:text-indent="-0.5in" style:auto-text-indent="false" style:page-number="auto"/>
      <style:text-properties fo:font-size="16pt" style:text-underline-style="solid" style:text-underline-width="auto" style:text-underline-color="font-color" fo:font-weight="bold" officeooo:rsid="0014c900" officeooo:paragraph-rsid="0014c900" style:font-size-asian="14pt" style:font-weight-asian="bold" style:font-size-complex="16pt" style:font-weight-complex="bold"/>
    </style:style>
    <style:style style:name="T1" style:family="text">
      <style:text-properties officeooo:rsid="0016c34c"/>
    </style:style>
    <style:style style:name="T2" style:family="text">
      <style:text-properties officeooo:rsid="0017c6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nges:</text:p>
      <text:p text:style-name="P7">science:</text:p>
      <text:p text:style-name="P4">include F-18 SSMI/S</text:p>
      <text:p text:style-name="P4"/>
      <text:p text:style-name="P5">for ops:</text:p>
      <text:p text:style-name="P2">Change scripts/<text:span text:style-name="T2">*</text:span>, jobs/<text:span text:style-name="T2">*</text:span>, <text:span text:style-name="T2">ush/*, sms/*</text:span> for current (3/8/2016) ops standards</text:p>
      <text:p text:style-name="P2">add sorc/seaice_concentration_analysis.modulefile for ops</text:p>
      <text:p text:style-name="P2">add makefile.mk to hold general definitions for makes</text:p>
      <text:p text:style-name="P2">update makeall.sh to use modules</text:p>
      <text:p text:style-name="P2">improve F90 compliance: go to, implicit none, numbered do loops</text:p>
      <text:p text:style-name="P3">change makefiles to rely on modules, makefil.mk</text:p>
      <text:p text:style-name="P1"/>
      <text:p text:style-name="P5">Commentary:</text:p>
      <text:p text:style-name="P1">Add authorship and dates to files</text:p>
      <text:p text:style-name="P1">update/add comments about file purposes</text:p>
      <text:p text:style-name="P1"/>
      <text:p text:style-name="P6">Add directories/<text:span text:style-name="T1">files</text:span>:</text:p>
      <text:p text:style-name="P1">patch2 – patching bad ice fields</text:p>
      <text:p text:style-name="P1">qclimits – finding bounds for Tb</text:p>
      <text:p text:style-name="P2">loose – miscellaneous tools for maintaining system</text:p>
      <text:p text:style-name="P2">reference – variously</text:p>
      <text:p text:style-name="P2">notes – various additions</text:p>
      <text:p text:style-name="P2">sorc/amsr2/reference – completing the reference file set</text:p>
      <text:p text:style-name="P2">weafilt – codes for weather filter development</text:p>
      <text:p text:style-name="P2"><text:soft-page-break/>add amsr2/seaice_amsr2.fd, amsr2/seaice_iceamsr2.Cd/ for processing of amsr2 Tb in next implementa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Grumbine</meta:initial-creator>
    <meta:creation-date>2016-08-16T17:29:40.946941360</meta:creation-date>
    <dc:date>2016-08-16T18:18:28.320381897</dc:date>
    <dc:creator>Robert Grumbine</dc:creator>
    <meta:editing-duration>PT18M24S</meta:editing-duration>
    <meta:editing-cycles>4</meta:editing-cycles>
    <meta:generator>LibreOffice/4.3.7.2$Linux_X86_64 LibreOffice_project/430$Build-2</meta:generator>
    <meta:document-statistic meta:table-count="0" meta:image-count="0" meta:object-count="0" meta:page-count="2" meta:paragraph-count="22" meta:word-count="109" meta:character-count="839" meta:non-whitespace-character-count="745"/>
  </office:meta>
</office:document-meta>
</file>